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Noto Sans S Chinese Regular" svg:font-family="'Noto Sans S Chinese Regular'" style:font-family-generic="system" style:font-pitch="variable"/>
  </office:font-face-decls>
  <office:automatic-styles>
    <style:style style:name="P1" style:family="paragraph" style:parent-style-name="Standard">
      <style:text-properties officeooo:rsid="00166ce2" officeooo:paragraph-rsid="00166c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Ɖ؇ڥஇšľ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Noto Sans S Chinese Regular" svg:font-family="'Noto Sans S Chinese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k" fo:country="SK" style:letter-kerning="true" style:font-name-asian="Noto Sans S Chinese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k" fo:country="SK" style:letter-kerning="true" style:font-name-asian="Noto Sans S Chinese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 Chinese Regular" style:font-family-asian="'Noto Sans S Chinese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9T16:06:08.901818080</meta:creation-date>
    <dc:date>2014-09-19T16:06:23.133595305</dc:date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7" meta:non-whitespace-character-count="7"/>
    <meta:generator>LibreOffice/4.2.6.3$Linux_X86_64 LibreOffice_project/420m0$Build-3</meta:generator>
  </office:meta>
</office:document-meta>
</file>